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2148c4" officeooo:paragraph-rsid="002148c4" style:font-weight-asian="bold" style:font-weight-complex="bold"/>
    </style:style>
    <style:style style:name="P2" style:family="paragraph" style:parent-style-name="Standard">
      <style:text-properties fo:font-weight="bold" officeooo:rsid="00483761" officeooo:paragraph-rsid="00483761" style:font-weight-asian="bold" style:font-weight-complex="bold"/>
    </style:style>
    <style:style style:name="P3" style:family="paragraph" style:parent-style-name="Standard">
      <style:text-properties officeooo:rsid="00228a13" officeooo:paragraph-rsid="00228a13"/>
    </style:style>
    <style:style style:name="P4" style:family="paragraph" style:parent-style-name="Standard">
      <style:text-properties officeooo:rsid="00483761" officeooo:paragraph-rsid="00483761"/>
    </style:style>
    <style:style style:name="P5" style:family="paragraph" style:parent-style-name="Standard" style:list-style-name="L1">
      <style:text-properties fo:font-weight="normal" officeooo:paragraph-rsid="003afe9e" style:font-weight-asian="normal" style:font-weight-complex="normal"/>
    </style:style>
    <style:style style:name="P6" style:family="paragraph" style:parent-style-name="Standard" style:list-style-name="L1">
      <style:text-properties fo:font-size="11pt" fo:font-weight="normal" officeooo:paragraph-rsid="003afe9e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fo:font-size="11pt" fo:font-weight="normal" officeooo:rsid="00228a13" officeooo:paragraph-rsid="003afe9e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fo:font-size="11pt" fo:font-weight="normal" officeooo:rsid="003fd147" officeooo:paragraph-rsid="003fd147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fo:font-size="11pt" fo:font-weight="normal" officeooo:rsid="00230f3a" officeooo:paragraph-rsid="003afe9e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text-properties fo:font-size="11pt" fo:font-weight="normal" officeooo:rsid="00352e4a" officeooo:paragraph-rsid="003afe9e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fo:font-size="11pt" fo:font-weight="normal" officeooo:rsid="003b7fa1" officeooo:paragraph-rsid="003b7fa1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text-properties fo:font-size="11pt" fo:font-weight="normal" officeooo:rsid="003b7fa1" officeooo:paragraph-rsid="004396b6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fo:font-size="11pt" fo:font-weight="normal" officeooo:rsid="00454ce6" officeooo:paragraph-rsid="00454ce6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text-properties fo:font-size="11pt" fo:font-weight="normal" officeooo:rsid="004396b6" officeooo:paragraph-rsid="004396b6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fo:font-size="11pt" officeooo:rsid="002f32d0" officeooo:paragraph-rsid="003cc1b3" style:font-size-asian="11pt" style:font-size-complex="11pt"/>
    </style:style>
    <style:style style:name="P16" style:family="paragraph" style:parent-style-name="Standard" style:list-style-name="L2">
      <style:text-properties fo:font-size="11pt" officeooo:rsid="002f32d0" officeooo:paragraph-rsid="002f32d0" style:font-size-asian="11pt" style:font-size-complex="11pt"/>
    </style:style>
    <style:style style:name="P17" style:family="paragraph" style:parent-style-name="Standard" style:list-style-name="L2">
      <style:text-properties fo:font-size="11pt" officeooo:rsid="00228a13" officeooo:paragraph-rsid="00228a13" style:font-size-asian="11pt" style:font-size-complex="11pt"/>
    </style:style>
    <style:style style:name="P18" style:family="paragraph" style:parent-style-name="Standard" style:list-style-name="L2">
      <style:text-properties fo:font-size="11pt" officeooo:rsid="003cc1b3" officeooo:paragraph-rsid="003cc1b3" style:font-size-asian="11pt" style:font-size-complex="11pt"/>
    </style:style>
    <style:style style:name="P19" style:family="paragraph" style:parent-style-name="Standard" style:list-style-name="L2">
      <style:text-properties fo:font-size="11pt" officeooo:rsid="00230f3a" officeooo:paragraph-rsid="00230f3a" style:font-size-asian="11pt" style:font-size-complex="11pt"/>
    </style:style>
    <style:style style:name="P20" style:family="paragraph" style:parent-style-name="Standard" style:list-style-name="L2">
      <style:text-properties fo:font-size="11pt" officeooo:rsid="0025c3a9" officeooo:paragraph-rsid="00274346" style:font-size-asian="11pt" style:font-size-complex="11pt"/>
    </style:style>
    <style:style style:name="P21" style:family="paragraph" style:parent-style-name="Standard" style:list-style-name="L2">
      <style:text-properties fo:font-size="11pt" officeooo:rsid="0025c3a9" officeooo:paragraph-rsid="002749b7" style:font-size-asian="11pt" style:font-size-complex="11pt"/>
    </style:style>
    <style:style style:name="P22" style:family="paragraph" style:parent-style-name="Standard" style:list-style-name="L2">
      <style:text-properties fo:font-size="11pt" officeooo:rsid="00274346" officeooo:paragraph-rsid="00274346" style:font-size-asian="11pt" style:font-size-complex="11pt"/>
    </style:style>
    <style:style style:name="P23" style:family="paragraph" style:parent-style-name="Standard" style:list-style-name="L2">
      <style:text-properties fo:font-size="11pt" officeooo:rsid="00274346" officeooo:paragraph-rsid="002e8436" style:font-size-asian="11pt" style:font-size-complex="11pt"/>
    </style:style>
    <style:style style:name="P24" style:family="paragraph" style:parent-style-name="Standard" style:list-style-name="L2">
      <style:text-properties fo:font-size="11pt" officeooo:rsid="002da465" officeooo:paragraph-rsid="002da465" style:font-size-asian="11pt" style:font-size-complex="11pt"/>
    </style:style>
    <style:style style:name="P25" style:family="paragraph" style:parent-style-name="Standard" style:list-style-name="L2">
      <style:text-properties fo:font-size="11pt" officeooo:rsid="0024f5a7" officeooo:paragraph-rsid="002749b7" style:font-size-asian="11pt" style:font-size-complex="11pt"/>
    </style:style>
    <style:style style:name="P26" style:family="paragraph" style:parent-style-name="Standard" style:list-style-name="L2">
      <style:text-properties fo:font-size="11pt" officeooo:paragraph-rsid="002749b7" style:font-size-asian="11pt" style:font-size-complex="11pt"/>
    </style:style>
    <style:style style:name="P27" style:family="paragraph" style:parent-style-name="Standard" style:list-style-name="L2">
      <style:text-properties fo:font-size="11pt" officeooo:rsid="0028efd9" officeooo:paragraph-rsid="002e8436" style:font-size-asian="11pt" style:font-size-complex="11pt"/>
    </style:style>
    <style:style style:name="P28" style:family="paragraph" style:parent-style-name="Standard" style:list-style-name="L2">
      <style:text-properties fo:font-size="11pt" officeooo:rsid="00272235" officeooo:paragraph-rsid="002749b7" style:font-size-asian="11pt" style:font-size-complex="11pt"/>
    </style:style>
    <style:style style:name="P29" style:family="paragraph" style:parent-style-name="Standard" style:list-style-name="L2">
      <style:text-properties fo:font-size="11pt" officeooo:rsid="00352e4a" officeooo:paragraph-rsid="00352e4a" style:font-size-asian="11pt" style:font-size-complex="11pt"/>
    </style:style>
    <style:style style:name="P30" style:family="paragraph" style:parent-style-name="Standard" style:list-style-name="L2">
      <style:text-properties fo:font-size="11pt" officeooo:rsid="004a424a" officeooo:paragraph-rsid="00352e4a" style:font-size-asian="11pt" style:font-size-complex="11pt"/>
    </style:style>
    <style:style style:name="P31" style:family="paragraph" style:parent-style-name="Standard" style:list-style-name="L2">
      <style:text-properties fo:font-size="11pt" fo:font-weight="bold" officeooo:rsid="00352e4a" officeooo:paragraph-rsid="00352e4a" style:font-size-asian="11pt" style:font-weight-asian="bold" style:font-size-complex="11pt" style:font-weight-complex="bold"/>
    </style:style>
    <style:style style:name="P32" style:family="paragraph" style:parent-style-name="Standard" style:list-style-name="L2">
      <style:text-properties fo:font-weight="bold" officeooo:rsid="002148c4" officeooo:paragraph-rsid="002236c3" style:font-weight-asian="bold" style:font-weight-complex="bold"/>
    </style:style>
    <style:style style:name="P33" style:family="paragraph" style:parent-style-name="Standard" style:list-style-name="L2">
      <style:text-properties fo:font-weight="bold" officeooo:rsid="002148c4" officeooo:paragraph-rsid="002148c4" style:font-weight-asian="bold" style:font-weight-complex="bold"/>
    </style:style>
    <style:style style:name="P34" style:family="paragraph" style:parent-style-name="Standard" style:list-style-name="L2">
      <style:text-properties fo:font-weight="bold" officeooo:rsid="00352e4a" officeooo:paragraph-rsid="00352e4a" style:font-weight-asian="bold" style:font-weight-complex="bold"/>
    </style:style>
    <style:style style:name="P35" style:family="paragraph" style:parent-style-name="Standard" style:list-style-name="L2">
      <style:text-properties fo:color="#000000" loext:opacity="100%" fo:font-size="11pt" fo:font-weight="bold" officeooo:rsid="0025c3a9" officeooo:paragraph-rsid="00274346" style:font-size-asian="11pt" style:font-weight-asian="bold" style:font-size-complex="11pt" style:font-weight-complex="bold"/>
    </style:style>
    <style:style style:name="P36" style:family="paragraph" style:parent-style-name="Standard" style:list-style-name="L2">
      <style:text-properties fo:color="#000000" loext:opacity="100%" fo:font-size="11pt" fo:font-weight="bold" officeooo:paragraph-rsid="002749b7" style:font-size-asian="11pt" style:font-weight-asian="bold" style:font-size-complex="11pt" style:font-weight-complex="bold"/>
    </style:style>
    <style:style style:name="P37" style:family="paragraph" style:parent-style-name="Standard" style:list-style-name="L2">
      <style:text-properties officeooo:rsid="00352e4a" officeooo:paragraph-rsid="00352e4a"/>
    </style:style>
    <style:style style:name="P38" style:family="paragraph" style:parent-style-name="Standard" style:list-style-name="L2">
      <style:text-properties officeooo:rsid="002148c4" officeooo:paragraph-rsid="002148c4"/>
    </style:style>
    <style:style style:name="P39" style:family="paragraph" style:parent-style-name="Standard" style:list-style-name="L2">
      <style:text-properties officeooo:rsid="0042f7e4" officeooo:paragraph-rsid="0042f7e4"/>
    </style:style>
    <style:style style:name="P40" style:family="paragraph" style:parent-style-name="Standard" style:list-style-name="L2">
      <style:text-properties officeooo:rsid="00228a13" officeooo:paragraph-rsid="00228a13"/>
    </style:style>
    <style:style style:name="T1" style:family="text">
      <style:text-properties officeooo:rsid="00228a13"/>
    </style:style>
    <style:style style:name="T2" style:family="text">
      <style:text-properties officeooo:rsid="0024f5a7"/>
    </style:style>
    <style:style style:name="T3" style:family="text">
      <style:text-properties officeooo:rsid="0025195b"/>
    </style:style>
    <style:style style:name="T4" style:family="text">
      <style:text-properties officeooo:rsid="0025c3a9"/>
    </style:style>
    <style:style style:name="T5" style:family="text">
      <style:text-properties fo:font-size="11pt" officeooo:rsid="00228a13" style:font-size-asian="11pt" style:font-size-complex="11pt"/>
    </style:style>
    <style:style style:name="T6" style:family="text">
      <style:text-properties fo:font-size="11pt" officeooo:rsid="0025195b" style:font-size-asian="11pt" style:font-size-complex="11pt"/>
    </style:style>
    <style:style style:name="T7" style:family="text">
      <style:text-properties officeooo:rsid="0028efd9"/>
    </style:style>
    <style:style style:name="T8" style:family="text">
      <style:text-properties officeooo:rsid="002a2c78"/>
    </style:style>
    <style:style style:name="T9" style:family="text">
      <style:text-properties officeooo:rsid="002e8436"/>
    </style:style>
    <style:style style:name="T10" style:family="text">
      <style:text-properties officeooo:rsid="003b7fa1"/>
    </style:style>
    <style:style style:name="T11" style:family="text">
      <style:text-properties officeooo:rsid="0042f7e4"/>
    </style:style>
    <style:style style:name="T12" style:family="text">
      <style:text-properties officeooo:rsid="004396b6"/>
    </style:style>
    <style:style style:name="T13" style:family="text">
      <style:text-properties officeooo:rsid="00472ba8"/>
    </style:style>
    <style:style style:name="T14" style:family="text">
      <style:text-properties officeooo:rsid="0048609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TOS/<text:span text:style-name="T1">SERVIÇOS</text:span></text:p>
      <text:p text:style-name="P1">Dados Gerais:</text:p>
      <text:list xml:id="list3668143622" text:style-name="L1">
        <text:list-item>
          <text:list>
            <text:list-item>
              <text:p text:style-name="P5"><text:span text:style-name="T5">Código </text:span><text:span text:style-name="T6">Auxiliar</text:span></text:p>
            </text:list-item>
            <text:list-item>
              <text:p text:style-name="P6">Código de Barras</text:p>
            </text:list-item>
            <text:list-item>
              <text:p text:style-name="P7">Descrição</text:p>
            </text:list-item>
            <text:list-item>
              <text:p text:style-name="P7">Controla Estoque</text:p>
              <text:list>
                <text:list-item>
                  <text:p text:style-name="P8">SIM</text:p>
                </text:list-item>
                <text:list-item>
                  <text:p text:style-name="P8">NÃO</text:p>
                </text:list-item>
              </text:list>
            </text:list-item>
            <text:list-item>
              <text:p text:style-name="P7">Ativo</text:p>
            </text:list-item>
            <text:list-item>
              <text:p text:style-name="P9">Ncm</text:p>
            </text:list-item>
            <text:list-item>
              <text:p text:style-name="P10">Unidade<text:span text:style-name="T14">(M, K, UND)</text:span></text:p>
            </text:list-item>
            <text:list-item>
              <text:p text:style-name="P10">Peso</text:p>
            </text:list-item>
            <text:list-item>
              <text:p text:style-name="P11">Data Criação</text:p>
            </text:list-item>
            <text:list-item>
              <text:p text:style-name="P11">Data Edição</text:p>
            </text:list-item>
            <text:list-item>
              <text:p text:style-name="P13">Data Ultima Compra</text:p>
            </text:list-item>
            <text:list-item>
              <text:p text:style-name="P13">Preço Médio</text:p>
            </text:list-item>
            <text:list-item>
              <text:p text:style-name="P15"><text:span text:style-name="T12">Pre</text:span><text:span text:style-name="T13">ç</text:span><text:span text:style-name="T12">o de Compra Por Fornecedor</text:span><text:span text:style-name="T11">( POR FORNECEDOR)</text:span></text:p>
              <text:list>
                <text:list-item>
                  <text:p text:style-name="P12">Data Criação</text:p>
                </text:list-item>
                <text:list-item>
                  <text:p text:style-name="P12">Data Edição</text:p>
                </text:list-item>
                <text:list-item>
                  <text:p text:style-name="P13">Data Ultima Compra</text:p>
                </text:list-item>
                <text:list-item>
                  <text:p text:style-name="P14">Peso(Se diferente do padrão)</text:p>
                </text:list-item>
                <text:list-item>
                  <text:p text:style-name="P14">Código do Fabricante</text:p>
                </text:list-item>
                <text:list-item>
                  <text:p text:style-name="P14">Preço</text:p>
                </text:list-item>
                <text:list-item>
                  <text:p text:style-name="P13"/>
                </text:list-item>
              </text:list>
            </text:list-item>
          </text:list>
        </text:list-item>
      </text:list>
      <text:p text:style-name="P1"/>
      <text:list xml:id="list599087769" text:style-name="L2">
        <text:list-item>
          <text:p text:style-name="P32">Vidros</text:p>
          <text:list>
            <text:list-item>
              <text:p text:style-name="P17">Cor</text:p>
              <text:list>
                <text:list-item>
                  <text:p text:style-name="P18">Incolor</text:p>
                </text:list-item>
                <text:list-item>
                  <text:p text:style-name="P18">Verde</text:p>
                </text:list-item>
                <text:list-item>
                  <text:p text:style-name="P18">Fume/Cinza</text:p>
                </text:list-item>
                <text:list-item>
                  <text:p text:style-name="P18">Bronze</text:p>
                </text:list-item>
                <text:list-item>
                  <text:p text:style-name="P18">Azul</text:p>
                </text:list-item>
              </text:list>
            </text:list-item>
            <text:list-item>
              <text:p text:style-name="P17">Espessuras</text:p>
            </text:list-item>
            <text:list-item>
              <text:p text:style-name="P19">Arredondamento</text:p>
            </text:list-item>
            <text:list-item>
              <text:p text:style-name="P19">Metragem Mínima</text:p>
            </text:list-item>
            <text:list-item>
              <text:p text:style-name="P35">Grupo <text:span text:style-name="T7">de Material</text:span></text:p>
              <text:list>
                <text:list-item>
                  <text:p text:style-name="P20">Float, </text:p>
                </text:list-item>
                <text:list-item>
                  <text:p text:style-name="P20">Impresso, </text:p>
                </text:list-item>
                <text:list-item>
                  <text:p text:style-name="P20">Laminado, </text:p>
                </text:list-item>
                <text:list-item>
                  <text:p text:style-name="P20">Espelho, </text:p>
                </text:list-item>
                <text:list-item>
                  <text:p text:style-name="P22">Especiais</text:p>
                  <text:list>
                    <text:list-item>
                      <text:p text:style-name="P22">Ultra White</text:p>
                    </text:list-item>
                    <text:list-item>
                      <text:p text:style-name="P22">Reflecta</text:p>
                    </text:list-item>
                    <text:list-item>
                      <text:p text:style-name="P22">Refletivo</text:p>
                    </text:list-item>
                    <text:list-item>
                      <text:p text:style-name="P24">Controle Solar <text:span text:style-name="T9">Neutro</text:span></text:p>
                    </text:list-item>
                  </text:list>
                </text:list-item>
              </text:list>
            </text:list-item>
            <text:list-item>
              <text:p text:style-name="P36"><text:span text:style-name="T8">Grupo de </text:span><text:span text:style-name="T4">Beneficiamento</text:span></text:p>
              <text:list>
                <text:list-item>
                  <text:p text:style-name="P25">Temperado,</text:p>
                </text:list-item>
                <text:list-item>
                  <text:p text:style-name="P26"><text:span text:style-name="T2">Laminado </text:span><text:span text:style-name="T3">Temperado,</text:span></text:p>
                </text:list-item>
                <text:list-item>
                  <text:p text:style-name="P26"><text:span text:style-name="T4">Polido/</text:span><text:span text:style-name="T8">Lapidado</text:span><text:span text:style-name="T4">,</text:span></text:p>
                </text:list-item>
                <text:list-item>
                  <text:p text:style-name="P21">Bisotado, </text:p>
                </text:list-item>
                <text:list-item>
                  <text:p text:style-name="P21">Lixado</text:p>
                </text:list-item>
                <text:list-item>
                  <text:p text:style-name="P23">Serigrafado</text:p>
                </text:list-item>
                <text:list-item>
                  <text:p text:style-name="P27">Esmaltado</text:p>
                </text:list-item>
              </text:list>
            </text:list-item>
            <text:list-item>
              <text:p text:style-name="P16"/>
              <text:list>
                <text:list-header>
                  <text:p text:style-name="P28"/>
                </text:list-header>
              </text:list>
            </text:list-item>
          </text:list>
        </text:list-item>
        <text:list-item>
          <text:p text:style-name="P33">COMPONENTES</text:p>
          <text:list>
            <text:list-item>
              <text:p text:style-name="P31">TIPO</text:p>
              <text:list>
                <text:list-item>
                  <text:p text:style-name="P29"><text:soft-page-break/>ESCOVINHA E GUARNIÇÃO</text:p>
                </text:list-item>
                <text:list-item>
                  <text:p text:style-name="P30">kit</text:p>
                </text:list-item>
              </text:list>
              <text:p text:style-name="P29"/>
            </text:list-item>
            <text:list-item>
              <text:p text:style-name="P34">Grupos Aplicação</text:p>
              <text:list>
                <text:list-item>
                  <text:p text:style-name="P37">Boxes<text:tab/></text:p>
                </text:list-item>
                <text:list-item>
                  <text:p text:style-name="P37">Engenharia</text:p>
                </text:list-item>
                <text:list-item>
                  <text:p text:style-name="P37">Esquadrias</text:p>
                </text:list-item>
                <text:list-item>
                  <text:p text:style-name="P37">Diversos</text:p>
                </text:list-item>
              </text:list>
            </text:list-item>
            <text:list-item>
              <text:p text:style-name="P37">Tipo de material</text:p>
              <text:list>
                <text:list-item>
                  <text:p text:style-name="P37">Latão</text:p>
                </text:list-item>
                <text:list-item>
                  <text:p text:style-name="P37">Zamac</text:p>
                </text:list-item>
                <text:list-item>
                  <text:p text:style-name="P37">Aluminio</text:p>
                </text:list-item>
                <text:list-item>
                  <text:p text:style-name="P37">Polimento</text:p>
                </text:list-item>
                <text:list-item>
                  <text:p text:style-name="P37">Aço Inox</text:p>
                </text:list-item>
                <text:list-item>
                  <text:p text:style-name="P37">Aço Galvanizado</text:p>
                </text:list-item>
              </text:list>
            </text:list-item>
          </text:list>
        </text:list-item>
        <text:list-item>
          <text:p text:style-name="P38">Perfis</text:p>
          <text:list>
            <text:list-item>
              <text:p text:style-name="P39">Comprimento</text:p>
            </text:list-item>
            <text:list-item>
              <text:p text:style-name="P39">Folga</text:p>
            </text:list-item>
          </text:list>
        </text:list-item>
        <text:list-item>
          <text:p text:style-name="P38">Kits</text:p>
        </text:list-item>
        <text:list-item>
          <text:p text:style-name="P38"/>
        </text:list-item>
        <text:list-item>
          <text:p text:style-name="P38">Telas e Chapas</text:p>
        </text:list-item>
        <text:list-item>
          <text:p text:style-name="P39">Uso/Consumo</text:p>
          <text:list>
            <text:list-item>
              <text:p text:style-name="P39">Aplicação</text:p>
              <text:list>
                <text:list-item>
                  <text:p text:style-name="P39">Preparação obra</text:p>
                </text:list-item>
                <text:list-item>
                  <text:p text:style-name="P39">Limpeza</text:p>
                </text:list-item>
                <text:list-item>
                  <text:p text:style-name="P39">Administração</text:p>
                </text:list-item>
                <text:list-item>
                  <text:p text:style-name="P39">Corte</text:p>
                </text:list-item>
                <text:list-item>
                  <text:p text:style-name="P39">Montagem/Fabricação</text:p>
                </text:list-item>
              </text:list>
            </text:list-item>
          </text:list>
        </text:list-item>
        <text:list-item>
          <text:p text:style-name="P40">Serviço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2">PESSOA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4T08:55:51.868000000</meta:creation-date>
    <meta:generator>LibreOffice/7.2.1.2$Windows_X86_64 LibreOffice_project/87b77fad49947c1441b67c559c339af8f3517e22</meta:generator>
    <dc:date>2022-01-08T17:57:39.301000000</dc:date>
    <meta:editing-duration>PT15H34M26S</meta:editing-duration>
    <meta:editing-cycles>33</meta:editing-cycles>
    <meta:print-date>2022-01-04T10:40:37.200000000</meta:print-date>
    <meta:document-statistic meta:table-count="0" meta:image-count="0" meta:object-count="0" meta:page-count="2" meta:paragraph-count="86" meta:word-count="210" meta:character-count="981" meta:non-whitespace-character-count="929"/>
  </office:meta>
</office:document-meta>
</file>